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239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222.75pt"/>
    </style:style>
    <style:style style:name="co6" style:family="table-column">
      <style:table-column-properties fo:break-before="auto" style:column-width="322.5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color="#cc0000"/>
    </style:style>
    <style:style style:name="ce16" style:family="table-cell" style:parent-style-name="Default">
      <style:table-cell-properties fo:background-color="transparent"/>
      <style:text-properties fo:color="#0000a8"/>
    </style:style>
    <style:style style:name="ce17" style:family="table-cell" style:parent-style-name="Default">
      <style:table-cell-properties fo:background-color="transparent"/>
      <style:text-properties fo:color="#ff00ff"/>
    </style:style>
    <style:style style:name="ce18" style:family="table-cell" style:parent-style-name="Default">
      <style:table-cell-properties fo:background-color="transparent"/>
      <style:text-properties fo:color="#ff00ff"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ackground-color="transparent"/>
      <style:text-properties fo:color="#a85300"/>
    </style:style>
    <style:style style:name="ce20" style:family="table-cell" style:parent-style-name="Default">
      <style:table-cell-properties fo:background-color="transparent"/>
      <style:text-properties fo:color="#a85300"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23" style:family="table-cell" style:parent-style-name="Default"/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3fbdbe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453.51pt" svg:height="254.95pt" svg:x="526.42pt" svg:y="203.3pt">
            <loext:p draw:notify-on-update-of-ranges="Sheet1.B23:Sheet1.B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 table:style-name="ce1"/>
          <table:table-cell office:value-type="string" calcext:value-type="string">
            <text:p>pend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udio command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reate Show Tool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tudio Launcher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oolKit Plugin</text:p>
          </table:table-cell>
          <table:table-cell table:style-name="ce27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work in progress tool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Asset Push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hair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<text:s/>Asset Pull</text:p>
          </table:table-cell>
          <table:table-cell table:style-name="ce28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shader pull render problem</text:p>
          </table:table-cell>
          <table:table-cell office:value-type="string" calcext:value-type="string">
            <text:p>// Error: file: /usr/autodesk/2018/scripts/AETemplates/AEfileTemplate.mel line 468: Object 'textureUvTilingGeneratePreviewButton' not found. // </text:p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Asset Composition Usd</text:p>
          </table:table-cell>
          <table:table-cell table:style-name="ce27" office:value-type="string" calcext:value-type="string">
            <text:p>Done</text:p>
          </table:table-cell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Show Asset USD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Casting Sheet</text:p>
          </table:table-cell>
          <table:table-cell table:style-name="ce28" office:value-type="string" calcext:value-type="string">
            <text:p>WIP</text:p>
          </table:table-cell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Anim 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Anim 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Show Anim USD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Lgt <text:s/>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Lgt <text:s/>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Lgt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Comp 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Comp 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Comp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Spread Sheet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table:style-name="ce1" table:number-columns-repeated="6"/>
          <table:table-cell table:style-name="ce26"/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3" office:value-type="string" calcext:value-type="string">
            <text:p>progress</text:p>
          </table:table-cell>
          <table:table-cell table:number-columns-repeated="6"/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C2:Sheet1.C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2:Sheet1.C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23:Sheet1.B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00/00/0000</text:date>, <text:time style:data-style-name="N2" text:time-value="08:23:15.513970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5-16T13:10:01.444004867</dc:date>
    <meta:editing-duration>PT6H16M19S</meta:editing-duration>
    <meta:editing-cycles>35</meta:editing-cycles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Sheet1.B23:Sheet1.B2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